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right" draw:textarea-vertical-align="bottom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left" draw:textarea-vertical-align="top" draw:auto-grow-height="false"/>
    </style:style>
    <style:style style:name="gr5" style:family="graphic" style:parent-style-name="standard">
      <style:graphic-properties draw:textarea-horizontal-align="center" draw:textarea-vertical-align="top" draw:auto-grow-height="fals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draw:layer="layout" svg:width="16.399cm" svg:height="6.223cm" svg:x="1.635cm" svg:y="1.651cm">
          <text:p text:style-name="P1">宿主</text:p>
          <text:p text:style-name="P1">操作</text:p>
          <text:p text:style-name="P1">系统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778cm" svg:height="1.524cm" svg:x="2.524cm" svg:y="3.15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778cm" svg:height="1.524cm" svg:x="2.524cm" svg:y="3.159cm">
          <text:p text:style-name="P1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778cm" svg:height="1.524cm" svg:x="4.302cm" svg:y="3.159cm">
          <text:p text:style-name="P1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778cm" svg:height="1.524cm" svg:x="2.524cm" svg:y="4.683cm">
          <text:p text:style-name="P1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.778cm" svg:height="1.524cm" svg:x="4.302cm" svg:y="4.683cm">
          <text:p text:style-name="P1">VM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1" draw:layer="layout" svg:width="4.445cm" svg:height="4.715cm" svg:x="2.143cm" svg:y="2.016cm">
          <text:p text:style-name="P1">虚拟机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.016cm" svg:height="0.635cm" svg:x="6.731cm" svg:y="4.06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2" draw:layer="layout" svg:width="6.731cm" svg:height="4.726cm" svg:x="8.001cm" svg:y="2.005cm">
          <text:p text:style-name="P1"><text:span text:style-name="T1">虚拟磁盘驱动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1" draw:id="id1" draw:layer="layout" svg:width="3.302cm" svg:height="3.302cm" svg:x="8.001cm" svg:y="3.429cm">
          <text:p text:style-name="P1"><text:span text:style-name="T2">虚机存储访问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6" draw:id="id6" draw:layer="layout" svg:width="4.445cm" svg:height="2.667cm" svg:x="13.462cm" svg:y="9.906cm">
          <text:p text:style-name="P1"><text:span text:style-name="T2">(3')</text:span><text:span text:style-name="T2">分布式</text:span></text:p>
          <text:p text:style-name="P1"><text:span text:style-name="T2">公用数据集</text:span></text:p>
          <text:p text:style-name="P1"><text:span text:style-name="T2">内存索引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2" draw:id="id2" draw:layer="layout" svg:width="2.413cm" svg:height="2.159cm" svg:x="4.953cm" svg:y="10.16cm">
          <text:p text:style-name="P1"><text:span text:style-name="T2">虚拟磁盘</text:span></text:p>
          <text:p text:style-name="P1"><text:span text:style-name="T2">镜像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4" draw:id="id4" draw:layer="layout" svg:width="2.302cm" svg:height="2.159cm" svg:x="9.89cm" svg:y="10.16cm">
          <text:p text:style-name="P1"><text:span text:style-name="T2">(2)</text:span><text:span text:style-name="T2">快照</text:span></text:p>
          <text:p text:style-name="P1"><text:span text:style-name="T2">备份存储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10.795cm" svg:height="2.667cm" svg:x="1.651cm" svg:y="9.906cm">
          <text:p text:style-name="P4">分布式</text:p>
          <text:p text:style-name="P4">文件系统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5" draw:id="id5" draw:layer="layout" svg:width="2.032cm" svg:height="2.159cm" svg:x="7.62cm" svg:y="10.16cm">
          <text:p text:style-name="P1"><text:span text:style-name="T2">(3)</text:span><text:span text:style-name="T2">公用</text:span></text:p>
          <text:p text:style-name="P1"><text:span text:style-name="T2">数据集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xml:id="id3" draw:id="id3" draw:layer="layout" svg:width="3.429cm" svg:height="3.302cm" svg:x="11.303cm" svg:y="3.429cm">
          <text:p text:style-name="P1"><text:span text:style-name="T2">(1)</text:span><text:span text:style-name="T2">快照操作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" draw:layer="layout" draw:line-skew="-0.318cm" svg:x1="9.652cm" svg:y1="6.731cm" svg:x2="6.159cm" svg:y2="10.16cm" draw:start-shape="id1" draw:start-glue-point="2" draw:end-shape="id2" draw:end-glue-point="0" svg:d="m9652 6731v1397h-3493v2032">
          <text:p/>
        </draw:connector>
        <draw:connector draw:style-name="gr6" draw:text-style-name="P1" draw:layer="layout" draw:line-skew="0.444cm" svg:x1="13.017cm" svg:y1="6.731cm" svg:x2="11.041cm" svg:y2="10.16cm" draw:start-shape="id3" draw:start-glue-point="2" draw:end-shape="id4" draw:end-glue-point="0" svg:d="m13017 6731v2159h-1976v1270">
          <text:p/>
        </draw:connector>
        <draw:connector draw:style-name="gr6" draw:text-style-name="P1" draw:layer="layout" draw:line-skew="-0.489cm" svg:x1="8.636cm" svg:y1="10.16cm" svg:x2="15.684cm" svg:y2="9.906cm" draw:start-shape="id5" draw:start-glue-point="0" draw:end-shape="id6" svg:d="m8636 10160v-1270h7048v1016">
          <text:p/>
        </draw:connector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051cm" svg:stroke-color="#808080" draw:marker-start-width="0.279cm" draw:marker-start-center="false" draw:marker-end-width="0.279cm" draw:marker-end-center="false" draw:fill="none" draw:fill-color="#cfe7e5" draw:fill-gradient-name="Gradient_20_7" draw:fill-hatch-name="Hatching_20_1" draw:fill-image-name="Bitmape_20_1" draw:fill-image-width="0cm" draw:fill-image-height="0cm" draw:textarea-horizontal-align="right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.59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ei Zhang</meta:initial-creator>
    <meta:creation-date>2012-02-23T13:58:18</meta:creation-date>
    <dc:date>2012-05-04T19:07:50</dc:date>
    <dc:creator>Wei Zhang</dc:creator>
    <meta:editing-duration>PT4H1M9S</meta:editing-duration>
    <meta:editing-cycles>9</meta:editing-cycles>
    <meta:generator>LibreOffice/3.4$Linux LibreOffice_project/340m1$Build-402</meta:generator>
    <meta:document-statistic meta:object-count="19"/>
  </office:meta>
</office:document-meta>
</file>